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FreeSerif" fo:font-size="10pt" fo:language="pl" fo:country="PL" fo:font-weight="bold" style:font-size-asian="10pt" style:font-weight-asian="bold" style:font-size-complex="10pt" style:font-weight-complex="bold"/>
    </style:style>
    <style:style style:name="P2" style:family="paragraph" style:parent-style-name="Standard">
      <style:text-properties style:font-name="FreeSerif" fo:font-size="10pt" fo:language="pl" fo:country="PL" style:font-size-asian="10pt" style:font-size-complex="10pt"/>
    </style:style>
    <style:style style:name="P3" style:family="paragraph" style:parent-style-name="Standard" style:list-style-name="L1">
      <style:text-properties style:font-name="FreeSerif" fo:font-size="10pt" fo:language="pl" fo:country="PL" style:font-size-asian="10pt" style:font-size-complex="10pt"/>
    </style:style>
    <style:style style:name="P4" style:family="paragraph" style:parent-style-name="Standard" style:list-style-name="L2">
      <style:text-properties style:font-name="FreeSerif" fo:font-size="10pt" fo:language="pl" fo:country="PL" style:font-size-asian="10pt" style:font-size-complex="10pt"/>
    </style:style>
    <style:style style:name="P5" style:family="paragraph" style:parent-style-name="Standard" style:list-style-name="L3">
      <style:text-properties style:font-name="FreeSerif" fo:font-size="10pt" fo:language="pl" fo:country="PL" style:font-size-asian="10pt" style:font-size-complex="10pt"/>
    </style:style>
    <style:style style:name="P6" style:family="paragraph" style:parent-style-name="Standard">
      <style:text-properties style:font-name="FreeSerif" fo:font-size="10pt" style:font-size-asian="10pt" style:font-size-complex="10pt"/>
    </style:style>
    <style:style style:name="P7" style:family="paragraph" style:parent-style-name="Standard">
      <style:text-properties style:font-name="FreeSerif" fo:font-size="10pt" officeooo:paragraph-rsid="000db12c" style:font-size-asian="10pt" style:font-size-complex="10pt"/>
    </style:style>
    <style:style style:name="T1" style:family="text">
      <style:text-properties fo:font-weight="bold" style:font-weight-asian="bold" style:font-weight-complex="bold"/>
    </style:style>
    <style:style style:name="T2" style:family="text">
      <style:text-properties officeooo:rsid="000645dd"/>
    </style:style>
    <style:style style:name="T3" style:family="text">
      <style:text-properties officeooo:rsid="0007f06a"/>
    </style:style>
    <style:style style:name="T4" style:family="text">
      <style:text-properties officeooo:rsid="00096c29"/>
    </style:style>
    <style:style style:name="T5" style:family="text">
      <style:text-properties officeooo:rsid="000a279b"/>
    </style:style>
    <style:style style:name="T6" style:family="text">
      <style:text-properties officeooo:rsid="000bcd69"/>
    </style:style>
    <style:style style:name="T7" style:family="text">
      <style:text-properties officeooo:rsid="000db12c"/>
    </style:style>
    <style:style style:name="T8" style:family="text">
      <style:text-properties officeooo:rsid="000f4ba5"/>
    </style:style>
    <style:style style:name="T9" style:family="text">
      <style:text-properties officeooo:rsid="00107959"/>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zełącznik do żyrandola 2</text:p>
      <text:p text:style-name="P2"/>
      <text:p text:style-name="P1">Do czego to służy?</text:p>
      <text:p text:style-name="P2"/>
      <text:p text:style-name="P2">Jest to urządzenie, które może się przydać każdemu kto chce obsługiwać żyrandol dwusekcyjny za pomocą przełącznika jednoobwodowego. Przykładem zastosowania może być sytuacja z życia wzięta kiedy kupujemy nowy żyrandol z dwiema sekcjami, lecz instalacja elektryczna pozwala obsłużyć tylko jedną sekcję <text:span text:style-name="T2">ponieważ </text:span>pod tynkiem znajduje się przewód dwużyłowy. Normalnie wymagałoby to wymiany przewodu na przynajmniej trójżyłowy, <text:span text:style-name="T3">co byłoby rozwiązaniem kosztownym. Można jednak </text:span>tego uniknąć stosując opisany układ. Umożliwia on sterowanie żyrandolem poprzez jeden klawisz włącznika oświetlenia. Każde jego krótkie wyłączenie i włączenie zmienia stan sekcji żyrandola na kolejny. Stany te można opisać: świeci sekcja L1, świeci sekcja L2 i świecą obie sekcje.</text:p>
      <text:p text:style-name="P2">W numerze EdW 08/2010 opisałem pierwszą wersję urządzenia, natomiast to jest kolejną, dostosowaną do teraźniejszych <text:span text:style-name="T4">obecnych </text:span>warunków przepisow<text:span text:style-name="T4">ych,</text:span> odsłoną tego samego pomysłu. Przypomnę, że poprzednia wersja umożliwiała pracę tylko z żarówkami, natomiast wersja opisywana teraz umożliwia pracę z klasycznymi żarówkami, świetlówkami energoszczędnymi oraz „żarówkami” LED w roli źródeł światła w żyrandolu. A ponieważ żarówki na mocy dyrektyw UE stopniowo zostały wycofane koniecznością okazało się opracowanie nowej wersji urządzenia umożliwiającej pracę z nowoczesnymi źródłami światła takimi jak wspomniane świetlówki energoszczędne i lampy LED. Zasadnicza różnica pomiędzy tą a poprzednią wersją polega na zmianie sposobu zasilania. W poprzedniej wersji układ „podkradał” energię przeznaczoną dla żarówki, zmieniając w nieznaczny sposób kształt przebiegu napięcia zasilającego dlań przeznaczonego. Świetlówki energoszczędne posiadające w swoim wnętrzu wbudowane układy elektroniczne są bardzo czułe na zmiany kształtu napięcia zasilania przez co ich prawidłowe funkcjonowanie było niemożliwe. W obecnej postaci do odbiornika stanowiącego źródło światła <text:s/>doprowadzane jest napięcie zasilające bez żadnych „ubytków”, przez co możliwa jest praca ze znaczną większością dostępnych na rynku źródeł światła.</text:p>
      <text:p text:style-name="P2"/>
      <text:p text:style-name="P2">Najważniejsze cechy urządzenia:</text:p>
      <text:list xml:id="list10202157261" text:style-name="L1">
        <text:list-item>
          <text:p text:style-name="P3">możliwość sterowania dwiema sekcjami oświetlenia jednym klawiszem <text:span text:style-name="T5">zwykłego </text:span>wyłącznika <text:span text:style-name="T5">jednoobwodowego</text:span>;</text:p>
        </text:list-item>
      </text:list>
      <text:list xml:id="list1893024234" text:style-name="L2">
        <text:list-item>
          <text:p text:style-name="P4">praca ze świetlówkami energoszczędnymi i żarówkami LED;</text:p>
        </text:list-item>
      </text:list>
      <text:list xml:id="list182629421" text:style-name="L3">
        <text:list-item>
          <text:p text:style-name="P5">pamięć ostatniego stanu oświetlenia;</text:p>
        </text:list-item>
        <text:list-item>
          <text:p text:style-name="P5">płytka przeznaczona do zamontowania w podsufitce żyrandola.</text:p>
        </text:list-item>
      </text:list>
      <text:p text:style-name="P2"/>
      <text:p text:style-name="P1">Jak to działa?</text:p>
      <text:p text:style-name="P6"/>
      <text:p text:style-name="P6">Schemat elektryczny przedstawiony jest na <text:span text:style-name="T1">rys.1</text:span>. Dwa triaki T1 i T2 załączają odpowiednio sekcje L1 i L2, <text:span text:style-name="T5">gdzie każda z </text:span><text:span text:style-name="T6">nich</text:span><text:span text:style-name="T5"> </text:span>składa się z pewn<text:span text:style-name="T5">ej</text:span> grupy źródeł światła. Triaki dostarczają energię do odbiorników w całym okresie przebiegu, poczynając od przejścia przebiegu napięcia sieci przez zero. Triaki są sterowane z wyjść mikrokontrolera U1 poprzez rezystory ograniczające prąd R2, R3. </text:p>
      <text:p text:style-name="P6">Układ jest zasilany z zasilacza beztransformatorowego, który zbudowany jest z elementów C1, R6, D1, DZ1, C2. <text:s/>Jest to zasilacz jednopołówkowy, ograniczający prąd płynący od ujemnej szyny zasilania układu. Umieszczenie zasilacza po tej stronie było podyktowane chęcią uzyskania jednakowego potencjału na elektrodach T1 triaków i na dodatniej szynie zasilania. <text:s/>Pomaga to optymalnie wykorzystać charakterystykę sterowania triaka BT136, czyli używanie mniejszych wymaganych prądów bramki: dla T2+G- 8mA <text:s/>i T2-G- 11mA (po szczegóły odsyłam do dokumentacji triaka BT136).</text:p>
      <text:p text:style-name="P6">Praca mikrokontrolera jest zsynchronizowana z przebiegiem napięcia sieci dzięki obecności rezystorów ograniczających prąd R7 i R8, połaczonych szeregowo w celu zwiększenia napięcia pracy. Synchronizacja umożliwia wysterowanie triaka krótkimi impulsami podawanymi na bramkę; mikrokontroler jest w stanie stwierdzić, w którym momencie i na jak długo wysterować bramkę, wystarczająco aby przez cały okres trwania połówki napięcia zasilającego triak był w stanie przewodzenia. Synchronizacja z siecią dostarcza również informacji o stanie wyłącznika, co z kolei wpływa na stan sekcji świecących L1 i L2.</text:p>
      <text:p text:style-name="P6">Z głównego założenia projektu wynika, że układ pracuje w pewnym momencie w odcięciu od napięcia sieci. Podczas przełączania między stanami żyrandola na chwilę napięcie jest odcinane. Zasilanie do mikrokontrolera jest wtedy dostarczane z kondensatora C2 o wystarczająco dużej pojemności 1000uF. </text:p>
      <text:p text:style-name="P2"/>
      <text:p text:style-name="P6">Mikrokontroler U1 ATTINY13A pracuje w konfiguracji z wewnętrznym źródłem sygnału zegarowego o częstotliwości <text:soft-page-break/>4,8MHz, co przy zasilaniu 5V daje prąd zasilania około 3mA. Program mikrokontrolera wykorzystuje dwa źródła przerwań: przerwanie od przepełnienia T0 oraz przerwanie zewnętrzne INT0 reagujące na zbocze rosnące, generujące zdarzenia dla synchronizacji z siecią.</text:p>
      <text:p text:style-name="P7">Ośmiobitowy timer T0 jest taktowany niepodzielonym sygnałem zegarowym, czyli przerwanie od przepełnienia występuje co około 53.3us. Daje to 375 przerwań na jeden okres sieci i 18750 przerwań na sekundę. <text:span text:style-name="T7">Obsługa przerwania zewnętrznego INT0 jest wyzwalana zboczem rosnącym</text:span>. Przerwanie od przepełnienia T0 inkrementuje globalny licznik <text:span text:style-name="T7">czasu </text:span>T, natomiast wystąpienie INT0 go zeruje.</text:p>
      <text:p text:style-name="P6">Sterowanie triakami odbywa się w cyklach odpowiadających okresom sieci zasilającej. Przerwanie INT0 występuje tuż przed wystąpieniem przejścia napięcia sieci przez zero, <text:span text:style-name="T8">d</text:span>okładniej mówiąc występuje ono w okolicy „zera”, gdy na dodatniej szynie zasilania panuje jeszcze napięcie większe niż na „gorącej” końcówce C1; czyli wtedy, gdy różnica między „gorącą” końcówką C1 a ujemną szyną zasilania jest równa napięciu progowemu do przejścia z poziomu L do H pinu U1.</text:p>
      <text:p text:style-name="P6">W chwili wystąpienia przerwania INT0 odpalane są triaki, w zależności od stanu jeden z nich albo obydwa. Impuls na bramkę podawany jest przez 3ms. Po 10ms od wystąpienia przerwania na triaki podawany jest kolejny impuls, również na czas 3ms. Przy kolejnym przejściu przez zero cykl się powtarza. </text:p>
      <text:p text:style-name="P6">Jeżeli napięcie zasilania zostało odłączone (wyłączenie wyłącznika) cykl się zostaje przerwany, ale licznik globalny T jest inkrementowany dalej. Po 200ms od zaniku napięcia zasilania w RAM zapisywana jest informacja o konieczności zmiany stanu przy powrocie napięcia sieci. Jeżeli przez parę sekund napięcie nie powróci mikrokontroler zrestartuje się, ponieważ napięcie na C2 spadnie poniżej BODLEVEL ustawionego na 2.7V. Jeśli jednak napięcie szybko powróci wówczas mikrokontroler wraz z wystąpieniem pierwszego przerwania INT0 sprawdzi flagę zmiany stanu i, jeśli czas był dłuższy niż 200ms zmieni stan oświetlenia na następny, i zapisze go do EEPROM. </text:p>
      <text:p text:style-name="P6">Stan oświetlenia jest ładowany przy każdym włączeniu z pamięci EEPROM.</text:p>
      <text:p text:style-name="P6"/>
      <text:p text:style-name="P6">Program został napisany w języku C z wykorzystaniem środowiska AVR Studio. Zainteresowani mogą znaleźć szczegóły implementacji w udostępnionych <text:span text:style-name="T8">na Elportalu </text:span>plikach źródłowy<text:span text:style-name="T9">ch</text:span>.</text:p>
      <text:p text:style-name="P2"/>
      <text:p text:style-name="P1">Montaż I uruchomienie</text:p>
      <text:p text:style-name="P2"/>
      <text:p text:style-name="P2">Układ można zmontować na płytce pokazanej na rysunku <text:span text:style-name="T1">rys. 2</text:span>. Sposób montażu ostatecznie różni się od montażu wersji prototypowej widocznej na zdjęciu tytułowym. Między innymi zostały zmienione miejscami zaciski CON1 i CON2, ułożenie triaków oraz zastosowany został układ U1 w obudowie SOIC zamiast PDIP (montaż „na plecach”). </text:p>
      <text:p text:style-name="P2">Zmontowanie płytki może przebiegać w standardowy sposób, czyli poczynając od elementów od najmniejszych gabarytów. Jeżeli ktoś nie przewiduje programowania mikrokontrolera może nie montować złącza ISP CON4. Po zmontowaniu układu należy sprawdzić jakość połączeń, czyli brak zimnych lutów oraz zwarć między ścieżkami, posługując się przy tym multimetrem. Poprawnie zmontowany układ nie wymaga specjalnego uruchamiania. </text:p>
      <text:p text:style-name="P2">Jednak przed przystąpieniem do uruchamiania należy mieć na uwadze, że urządzenie w trakcie pracy cały czas znajduje się pod napięciem sieci. Z tego powodu należy zachować szczególną ostrożność, a osoby niewykwalifikowane w pracy pod napięciem sieci 230VAC powinny poprosić o pomoc w uruchomieniu osobę, która takie kwalifikacje posiada.</text:p>
      <text:p text:style-name="P2">Docelowo urządzenie ma być montowane w podsufitce żyrandola, jednak przed montażem dobrze jest przetestować jego działanie na stole. W tym celu należy przygotować przewód sieciowy z wyłącznikiem oraz dwa źródła światła (żarówki, świetlówki energooszczędne albo żarówki LED). Przewód sieciowy należy podłączyć do zacisku CON1, źródła światła do CON2 i CON3. </text:p>
      <text:p text:style-name="P2">Po włączeniu zasilania za pomocą włącznika powinna się zaświecić żarówka podłączona do CON2. Następnie na około pół sekundy należy za pomocą wyłącznika odciąć na około sekundę zasilanie sieciowe, po czym powinna nastąpić zmiana stanu oświetlenia (zaświeci się źródło światła podłączone do CON1), po następnej krótkiej przerwie powinny zaświecić się oba źródła, itd.</text:p>
      <text:p text:style-name="P2">Jeśli układ przeszedł test pozytywnie można montować go w podsufitce. Duży otwór na środku płytki pozwala na umieszczenie układu na rurce która doprowadzone są przewody do żyrandola od strony instalacji.</text:p>
      <text:p text:style-name="P2">Podłączenie układu przebiega analogicznie jak podczas uruchomienia testowego – do zacisku CON1 podłączamy przewody z instalacji, natomiast przewody od sekcji żyrandola do CON2 i CON3.</text:p>
      <text:p text:style-name="P2"/>
      <text:p text:style-name="P2">Piotr Wójtowicz</text:p>
      <text:p text:style-name="P2">pw@elportal.p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pl" fo:country="PL"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mm" fo:margin-bottom="2.12m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otrek </meta:initial-creator>
    <meta:creation-date>2012-09-19T18:23:34</meta:creation-date>
    <meta:generator>LibreOffice/3.6$Linux_X86_64 LibreOffice_project/e29a214-2bbed72-0621de6-a97528c-8f066d</meta:generator>
    <dc:date>2012-10-21T13:54:42</dc:date>
    <meta:editing-duration>PT9H32M8S</meta:editing-duration>
    <meta:editing-cycles>174</meta:editing-cycles>
    <dc:creator>piotrek </dc:creator>
    <meta:document-statistic meta:table-count="0" meta:image-count="0" meta:object-count="0" meta:page-count="2" meta:paragraph-count="31" meta:word-count="1211" meta:character-count="8893" meta:non-whitespace-character-count="7706"/>
  </office:meta>
</office:document-meta>
</file>